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3.28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NOMBRE</text:p>
          </table:table-cell>
          <table:table-cell table:style-name="ce2"/>
          <table:table-cell office:value-type="string" table:style-name="ce3">
            <text:p>Darino Marcos Andr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OYECTO</text:p>
          </table:table-cell>
          <table:table-cell table:style-name="ce2"/>
          <table:table-cell office:value-type="string" table:style-name="ce3">
            <text:p>Aislador USB para uso industrial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EPO</text:p>
          </table:table-cell>
          <table:table-cell table:style-name="ce2"/>
          <table:table-cell office:value-type="string" table:style-name="ce3">
            <text:p><text:a xlink:href="https://github.com/brengi/CESE-PCB">https://github.com/brengi/CESE-PCB</text:a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CORRECCION PRELIMINAR</text:p>
          </table:table-cell>
          <table:table-cell table:style-name="ce2"/>
          <table:table-cell office:value-type="string" table:style-name="ce3">
            <text:p>Diego Brengi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2">
            <text:p>Esquematico</text:p>
          </table:table-cell>
          <table:table-cell office:value-type="string" table:style-name="ce2">
            <text:p>Bicliotecas</text:p>
          </table:table-cell>
          <table:table-cell office:value-type="string" table:style-name="ce3">
            <text:p>Pide cargar biblioteca special. Tiene todas las bibliotecas de dependencia.</text:p>
          </table:table-cell>
          <table:table-cell office:value-type="string" table:style-name="ce4">
            <text:p>ok</text:p>
          </table:table-cell>
          <table:table-cell office:value-type="string" table:style-name="ce6">
            <text:p>Se elimino la biblioteca, no se usaba - Igualmente es un bug que esta solucionado en porximas versiones http://bazaar.launchpad.net/~kicad-product-committers/kicad/product/revision/5678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Rótulo</text:p>
          </table:table-cell>
          <table:table-cell office:value-type="string" table:style-name="ce3">
            <text:p>Colocar que se hizo para el curso de Diseño de PCB del la CESE. Hay varias licencias BSD. Colocar enlace a archivo.</text:p>
          </table:table-cell>
          <table:table-cell office:value-type="string" table:style-name="ce5">
            <text:p>Pendiente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Jerarquía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ampos KiCost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Prolijidad conexiones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Referencias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ometarios</text:p>
          </table:table-cell>
          <table:table-cell office:value-type="string" table:style-name="ce3">
            <text:p>Quitar junction entre D2 y JP1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ERC</text:p>
          </table:table-cell>
          <table:table-cell office:value-type="string" table:style-name="ce3">
            <text:p>Error de power flag.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Asociación</text:p>
          </table:table-cell>
          <table:table-cell office:value-type="string" table:style-name="ce2">
            <text:p>Configuración bibliotecas</text:p>
          </table:table-cell>
          <table:table-cell office:value-type="string" table:style-name="ce3">
            <text:p>AislacionUSB.pretty no tiene todos los footprints. La asociación esta hecha a bibliotecas externas.</text:p>
          </table:table-cell>
          <table:table-cell office:value-type="string" table:style-name="ce4">
            <text:p>ok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PCB</text:p>
          </table:table-cell>
          <table:table-cell office:value-type="string" table:style-name="ce2">
            <text:p>Rótulo</text:p>
          </table:table-cell>
          <table:table-cell office:value-type="string" table:style-name="ce3">
            <text:p>Incompleto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Encapsulados</text:p>
          </table:table-cell>
          <table:table-cell office:value-type="string" table:style-name="ce3">
            <text:p>Es necesaria la mezcla de 1206, 0603 y 0805? Ver si se puede bajar a dos distinto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Serría bueno colocar por lo menos dos agujeros de sujeción por si se quiere integrar a un gabinete.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Borde del PCB</text:p>
          </table:table-cell>
          <table:table-cell office:value-type="string" table:style-name="ce3">
            <text:p>OK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ncho de pistas</text:p>
          </table:table-cell>
          <table:table-cell office:value-type="string" table:style-name="ce3">
            <text:p>10 mils. Donde resulte fácil sería bueno subir a 12 mils.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2">
            <text:p>DRC</text:p>
          </table:table-cell>
          <table:table-cell office:value-type="string" table:style-name="ce3">
            <text:p>Eliminar errores a 10 mils (En general son las vias y tracks desconectadas). Ver de subir clearence de componente J1. Ver de subir a 12 mils algunas pistas que sean fáciles.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Ruteo</text:p>
          </table:table-cell>
          <table:table-cell office:value-type="string" table:style-name="ce3">
            <text:p>Areas de cobre, es mejor que queden por fuera del PCB y no se superpongan. Ver ejemplo de placa A64 de Olimex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3">
            <text:p>Via en pad 2 de C5? Via desconectada en pad 2 de C2 y un tramo de línea suelta que no permite el relleno de cobre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4">
          <table:table-cell table:number-columns-repeated="2" table:style-name="ce2"/>
          <table:table-cell office:value-type="string" table:style-name="ce3">
            <text:p>Pin 2 de C6 vía y track desconectados. En general revisar todas las vías que quedan aisladas y no conectan a ningún lado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Pin 1 de C20 también tiene un track y una vía rara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iduciales</text:p>
          </table:table-cell>
          <table:table-cell office:value-type="string" table:style-name="ce3">
            <text:p>OK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Placement</text:p>
          </table:table-cell>
          <table:table-cell office:value-type="string" table:style-name="ce3">
            <text:p>OK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Serigrafía</text:p>
          </table:table-cell>
          <table:table-cell office:value-type="string" table:style-name="ce3">
            <text:p>Logo Open hardware. Nombre Autor. CESE - Diseño de PCBs. También pponer algo en cobre si hay lugar.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2"/>
          <table:table-cell office:value-type="string" table:style-name="ce3">
            <text:p>R7, D2. Intentar además orientar todo para el mismo lado cuando se pueda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U2 sobre fiducial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Dimensiones</text:p>
          </table:table-cell>
          <table:table-cell office:value-type="string" table:style-name="ce3">
            <text:p>Tramo de ECO2.user debajo de U5? Colocar cotas en mm en drawings.</text:p>
          </table:table-cell>
          <table:table-cell office:value-type="string" table:style-name="ce4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Vista 3D</text:p>
          </table:table-cell>
          <table:table-cell office:value-type="string" table:style-name="ce3">
            <text:p>NO FUNCIONA</text:p>
          </table:table-cell>
          <table:table-cell table:number-columns-repeated="16381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mdarino</meta:initial-creator>
    <dc:creator>mdarino</dc:creator>
    <meta:creation-date>2016-07-23T13:24:07Z</meta:creation-date>
    <dc:date>2016-07-24T21:39:25Z</dc:date>
    <meta:editing-cycles>1</meta:editing-cycles>
    <meta:editing-duration>PT125S</meta:editing-duration>
  </office:meta>
</office:document-meta>
</file>